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1783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7"/>
    <style:style style:name="ce3" style:family="table-cell" style:parent-style-name="Default" style:data-style-name="N10126">
      <style:table-cell-properties style:rotation-align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3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3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3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3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3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3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3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3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3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3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3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62:Sheet1.G2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currency-style style:name="N12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6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</number:text>
      <loext:fill-character> </loext:fill-character>
      <number:text>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7:09:25.110046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8T17:13:28.509468061</dc:date>
    <meta:generator>LibreOffice/4.2.8.2$Linux_X86_64 LibreOffice_project/420m0$Build-2</meta:generator>
    <meta:editing-duration>PT11M51S</meta:editing-duration>
    <meta:editing-cycles>74</meta:editing-cycles>
    <meta:document-statistic meta:table-count="1" meta:cell-count="1407" meta:object-count="0"/>
  </office:meta>
</office:document-meta>
</file>